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yteArrayResource.ByteArrayResource( byte [ ] byteArra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yteArrayResource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yteArrayResource.getInputStrea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yteArrayResource.getByteArra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yteArrayResource.equals( @ Nullable Object oth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yteArrayResource.getDescri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yteArrayResource.exis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yteArrayResource.ByteArrayResource( byte [ ] byteArray , @ Nullable String descripti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ByteArrayResource.contentLeng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